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f65" officeooo:paragraph-rsid="0002ef65"/>
    </style:style>
    <style:style style:name="P2" style:family="paragraph" style:parent-style-name="Standard">
      <style:text-properties officeooo:rsid="0002ef65" officeooo:paragraph-rsid="00056ed8"/>
    </style:style>
    <style:style style:name="P3" style:family="paragraph" style:parent-style-name="Standard">
      <style:text-properties officeooo:rsid="000439f0" officeooo:paragraph-rsid="00063d40"/>
    </style:style>
    <style:style style:name="P4" style:family="paragraph" style:parent-style-name="Standard">
      <style:text-properties officeooo:rsid="000834a1" officeooo:paragraph-rsid="000834a1"/>
    </style:style>
    <style:style style:name="P5" style:family="paragraph" style:parent-style-name="Standard">
      <style:text-properties officeooo:rsid="000bb913" officeooo:paragraph-rsid="000bb913"/>
    </style:style>
    <style:style style:name="P6" style:family="paragraph" style:parent-style-name="Standard">
      <style:text-properties style:text-position="0% 100%" officeooo:rsid="000439f0" officeooo:paragraph-rsid="000439f0"/>
    </style:style>
    <style:style style:name="P7" style:family="paragraph" style:parent-style-name="Standard">
      <style:text-properties style:text-position="0% 100%" officeooo:rsid="00056ed8" officeooo:paragraph-rsid="00056ed8"/>
    </style:style>
    <style:style style:name="P8" style:family="paragraph" style:parent-style-name="Standard">
      <style:text-properties style:text-position="0% 100%" officeooo:rsid="00056ed8" officeooo:paragraph-rsid="00063d40"/>
    </style:style>
    <style:style style:name="P9" style:family="paragraph" style:parent-style-name="Standard">
      <style:text-properties style:text-position="0% 100%" officeooo:rsid="000834a1" officeooo:paragraph-rsid="000834a1"/>
    </style:style>
    <style:style style:name="P10" style:family="paragraph" style:parent-style-name="Standard">
      <style:text-properties style:text-position="0% 100%" officeooo:rsid="0009e152" officeooo:paragraph-rsid="000834a1"/>
    </style:style>
    <style:style style:name="P11" style:family="paragraph" style:parent-style-name="Standard">
      <style:text-properties style:text-position="0% 100%" officeooo:rsid="0009e152" officeooo:paragraph-rsid="000bb913"/>
    </style:style>
    <style:style style:name="P12" style:family="paragraph" style:parent-style-name="Standard">
      <style:text-properties officeooo:rsid="0002ef65" officeooo:paragraph-rsid="0002ef65"/>
    </style:style>
    <style:style style:name="P13" style:family="paragraph" style:parent-style-name="Standard">
      <style:text-properties officeooo:rsid="000c0d9e" officeooo:paragraph-rsid="000c0d9e"/>
    </style:style>
    <style:style style:name="P14" style:family="paragraph" style:parent-style-name="Standard">
      <style:text-properties officeooo:rsid="000439f0" officeooo:paragraph-rsid="00063d40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56ed8"/>
    </style:style>
    <style:style style:name="T5" style:family="text">
      <style:text-properties style:text-position="0% 100%" officeooo:rsid="0009e152"/>
    </style:style>
    <style:style style:name="T6" style:family="text">
      <style:text-properties style:text-position="0% 100%" fo:font-weight="bold" officeooo:rsid="0009e152"/>
    </style:style>
    <style:style style:name="T7" style:family="text">
      <style:text-properties style:text-position="0% 100%" officeooo:rsid="000cc616"/>
    </style:style>
    <style:style style:name="T8" style:family="text">
      <style:text-properties officeooo:rsid="00083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 Processes with periodic behavior</text:p>
      <text:p text:style-name="P1">A timekeeper system that determines when a response should be emitte<text:span text:style-name="T8">d</text:span></text:p>
      <text:p text:style-name="P1">An implementation system that executes that command</text:p>
      <text:p text:style-name="P1"/>
      <text:p text:style-name="P1">Wing and Kristofferson model says that variability will rise from the sum of variability of the two processes because they are independent. Meaning feedback-free mode</text:p>
      <text:p text:style-name="P1"/>
      <text:p text:style-name="P1">o<text:span text:style-name="T1">2</text:span><text:span text:style-name="T2">I</text:span>= o<text:span text:style-name="T1">2</text:span><text:span text:style-name="T2">C</text:span> +<text:span text:style-name="T3"> 2o</text:span><text:span text:style-name="T1">2</text:span><text:span text:style-name="T2">MD . </text:span><text:span text:style-name="T3">Where I is interval of subject. The data we get . C is the clock and MD is the motor delay</text:span></text:p>
      <text:p text:style-name="P1"><text:span text:style-name="T3"/></text:p>
      <text:p text:style-name="P13"><text:span text:style-name="T3">The variance of intervals equals the variance of clock plus the variance of motor delay times 2</text:span></text:p>
      <text:p text:style-name="P3"><text:span text:style-name="T3"/></text:p>
      <text:p text:style-name="P3"><text:span text:style-name="T3">An estimate of o</text:span><text:span text:style-name="T1">2</text:span><text:span text:style-name="T2">MD </text:span><text:span text:style-name="T3">is obtained from the lag one autocovariance. → o</text:span><text:span text:style-name="T1">2</text:span><text:span text:style-name="T2">MD <text:s/></text:span><text:span text:style-name="T3">= -autocov(1)</text:span></text:p>
      <text:p text:style-name="P6"/>
      <text:p text:style-name="P2"><text:span text:style-name="T3">o</text:span><text:span text:style-name="T1">2</text:span><text:span text:style-name="T2">C</text:span><text:span text:style-name="T3"> <text:s/></text:span><text:span text:style-name="T4">is obtained from simple substitution </text:span></text:p>
      <text:p text:style-name="P7"/>
      <text:p text:style-name="P8">The correlation between successive intervals is almost always negative</text:p>
      <text:p text:style-name="P9"/>
      <text:p text:style-name="P4"><text:span text:style-name="T3">For each subject, a pair of t-tests for correlated samples: one on the clock estimates for each hand and a second for the motor delay estimates. </text:span><text:span text:style-name="T5">Since the comparison was always between an a priori designated impaired and unimpaired effector, one-tailed criterion levels were used.</text:span></text:p>
      <text:p text:style-name="P10"/>
      <text:p text:style-name="P5"><text:span text:style-name="T5">The data reveal an important dissociation of separable neural systems within the cerebellum in the production of voluntary, rhythmic </text:span><text:span text:style-name="T3">movements</text:span><text:span text:style-name="T5">. The lateral region of the cerebellum is critically involved in the operation of a timing process. In contrast, the role of the medial region is associated with the implementation of the response. We believe the reliability of these results is quite impressive.</text:span></text:p>
      <text:p text:style-name="P11"/>
      <text:p text:style-name="P5"><text:span text:style-name="T6">covariance</text:span><text:span text:style-name="T5"> is a measure of how much two </text:span><text:a xlink:type="simple" xlink:href="https://en.wikipedia.org/wiki/Random_variable" text:style-name="Internet_20_link" text:visited-style-name="Visited_20_Internet_20_Link"><text:span text:style-name="T5">random variables</text:span></text:a><text:span text:style-name="T5"> change together.</text:span></text:p>
      <text:p text:style-name="P5"><text:span text:style-name="T6">autocovariance</text:span><text:span text:style-name="T5"> is a function that gives the </text:span><text:a xlink:type="simple" xlink:href="https://en.wikipedia.org/wiki/Covariance" text:style-name="Internet_20_link" text:visited-style-name="Visited_20_Internet_20_Link"><text:span text:style-name="T5">covariance</text:span></text:a><text:span text:style-name="T5"> of the process with itself at pairs of time poi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5-07-28T11:47:15.078312030</meta:creation-date>
    <dc:date>2015-07-30T11:28:40.335850472</dc:date>
    <dc:creator>Matt </dc:creator>
    <meta:editing-duration>PT3H28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258" meta:character-count="1588" meta:non-whitespace-character-count="1339"/>
  </office:meta>
</office:document-meta>
</file>